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238.5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9.5pt" style:language-asian="none" style:country-asian="none" style:font-style-asian="normal" style:font-weight-asian="bold" style:font-size-complex="9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3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lculateOverallVelocitiesVertices</text:p>
          </table:table-cell>
          <table:table-cell/>
          <table:table-cell office:value-type="string" calcext:value-type="string">
            <text:p>this→p_v_overall for vertex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verageOverallVelocitiesTriangles</text:p>
          </table:table-cell>
          <table:table-cell/>
          <table:table-cell office:value-type="string" calcext:value-type="string">
            <text:p>this→p_v_overall for tri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dvectPositions</text:p>
          </table:table-cell>
          <table:table-cell/>
          <table:table-cell office:value-type="string" calcext:value-type="string">
            <text:p>pX_half→info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verage_n_T_x_to_tris</text:p>
          </table:table-cell>
          <table:table-cell/>
          <table:table-cell office:value-type="string" calcext:value-type="string">
            <text:p>n,T,x tri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reateShardModelOfDensities_And_SetMajorArea</text:p>
          </table:table-cell>
          <table:table-cell/>
          <table:table-cell office:value-type="string" calcext:value-type="string">
            <text:p>p_n_shards, p_n_n_shards, AreaMajor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InferMinorDensitiesFromShardModel</text:p>
          </table:table-cell>
          <table:table-cell/>
          <table:table-cell office:value-type="string" calcext:value-type="string">
            <text:p>p_n_minor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lculateUpwindDensity_tris</text:p>
          </table:table-cell>
          <table:table-cell/>
          <table:table-cell office:value-type="string" calcext:value-type="string">
            <text:p>p_n_upwind_minor (tris)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ccumulateAdvectiveMassHeatRate</text:p>
          </table:table-cell>
          <table:table-cell/>
          <table:table-cell office:value-type="string" calcext:value-type="string">
            <text:p>Ntadditionrates, p_div_v, p_div_v_neut, p_Integrated_div_v_overall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lculateNu</text:p>
          </table:table-cell>
          <table:table-cell/>
          <table:table-cell office:value-type="string" calcext:value-type="string">
            <text:p>nu_eHeart, nu_iHeart, nu_nn_visc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ccumulateDiffusiveHeatRateAndCalcIonisation</text:p>
          </table:table-cell>
          <table:table-cell/>
          <table:table-cell office:value-type="string" calcext:value-type="string">
            <text:p>Ntadditionrates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dvanceDensityAndTemperature</text:p>
          </table:table-cell>
          <table:table-cell/>
          <table:table-cell office:value-type="string" calcext:value-type="string">
            <text:p>pX_half→n_major, pX_half→T_major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Average_n_T_x_to_tris</text:p>
          </table:table-cell>
          <table:table-cell/>
          <table:table-cell office:value-type="string" calcext:value-type="string">
            <text:p>pXhalf→ n,T,x <text:s/>tri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reate_pressure_gradT_and_gradA_LapA_curlA</text:p>
          </table:table-cell>
          <table:table-cell office:value-type="string" calcext:value-type="string">
            <text:p>(this)</text:p>
          </table:table-cell>
          <table:table-cell office:value-type="string" calcext:value-type="string">
            <text:p>p_MAR_ie, GradTe, GradAz,LapAz,this→p_B, this→AreaMinor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reate_momflux_minor</text:p>
          </table:table-cell>
          <table:table-cell office:value-type="string" calcext:value-type="string">
            <text:p>(this)</text:p>
          </table:table-cell>
          <table:table-cell office:value-type="string" calcext:value-type="string">
            <text:p>p_MAR_ie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Neutral_pressure_and_momflux</text:p>
          </table:table-cell>
          <table:table-cell office:value-type="string" calcext:value-type="string">
            <text:p>(this)</text:p>
          </table:table-cell>
          <table:table-cell office:value-type="string" calcext:value-type="string">
            <text:p>p_MAR_neut (this)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CreateShardModelOfDensities_And_SetMajorArea</text:p>
          </table:table-cell>
          <table:table-cell office:value-type="string" calcext:value-type="string">
            <text:p>acts on Xhalf</text:p>
          </table:table-cell>
          <table:table-cell table:style-name="ce12" office:value-type="string" calcext:value-type="string">
            <text:p>DOES NOT SET AreaMajor</text:p>
          </table:table-cell>
          <table:table-cell table:style-name="ce14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InferMinorDensitiesFromShardModel</text:p>
          </table:table-cell>
          <table:table-cell/>
          <table:table-cell office:value-type="string" calcext:value-type="string">
            <text:p>pXhalf→p_n_minor 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8" office:value-type="string" calcext:value-type="string">
            <text:p>PopulateOhmsLaw (bFeint = false)</text:p>
          </table:table-cell>
          <table:table-cell/>
          <table:table-cell office:value-type="string" calcext:value-type="string">
            <text:p>intermediate Az,Azdot + OhmsLaw + Izcalc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kernelUpdateVelocityAndAzdotAndAz</text:p>
          </table:table-cell>
          <table:table-cell/>
          <table:table-cell table:style-name="ce1" office:value-type="string" calcext:value-type="string">
            <text:p>pX_half→p_vie, pX_half→v_n, pX_half→A,Ado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 office:value-type="string" calcext:value-type="string">
            <text:p>Now think carefully what we want there – need to get back into this.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// Now do the n,T,x advance to pDestmesh: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kernelCalculateOverallVelocitiesVertices</text:p>
          </table:table-cell>
          <table:table-cell/>
          <table:table-cell office:value-type="string" calcext:value-type="string">
            <text:p>pX_half→p_v_overall verts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kernelAverageOverallVelocitiesTriangles</text:p>
          </table:table-cell>
          <table:table-cell/>
          <table:table-cell office:value-type="string" calcext:value-type="string">
            <text:p>pX_half→p_v_overall tris 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kernelAdvectPositions</text:p>
          </table:table-cell>
          <table:table-cell/>
          <table:table-cell office:value-type="string" calcext:value-type="string">
            <text:p>pX_target→pos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kernelCalculateUpwindDensity_tris</text:p>
          </table:table-cell>
          <table:table-cell/>
          <table:table-cell office:value-type="string" calcext:value-type="string">
            <text:p>pX_half→p_n_upwind_minor(tris)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kernelAccumulateAdvectiveMassHeatRate</text:p>
          </table:table-cell>
          <table:table-cell/>
          <table:table-cell office:value-type="string" calcext:value-type="string">
            <text:p>Ntadditionrates, p_div_v (Xhalf)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lculateNu</text:p>
          </table:table-cell>
          <table:table-cell/>
          <table:table-cell office:value-type="string" calcext:value-type="string">
            <text:p>p_nu_major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AccumulateDiffusiveHeatRateAndCalcIonisation</text:p>
          </table:table-cell>
          <table:table-cell/>
          <table:table-cell office:value-type="string" calcext:value-type="string">
            <text:p>Ntadditionrates (Xhalf)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dvanceDensityAndTemperature</text:p>
          </table:table-cell>
          <table:table-cell/>
          <table:table-cell office:value-type="string" calcext:value-type="string">
            <text:p>pX_target→n_major, pX_target→T major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kernelAverage_n_T_x_to_tris </text:p>
          </table:table-cell>
          <table:table-cell/>
          <table:table-cell office:value-type="string" calcext:value-type="string">
            <text:p>pX_target→ n,T,x tri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// Now set up inputs such as AMR with advective momflux and aTP, and B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kernelCreate_pressure_gradT_and_gradA_LapA_CurlA_minor</text:p>
          </table:table-cell>
          <table:table-cell/>
          <table:table-cell office:value-type="string" calcext:value-type="string">
            <text:p>p_MAR_ie, GradTe etc (Xhalf)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kernelCreate_momflux_minor</text:p>
          </table:table-cell>
          <table:table-cell/>
          <table:table-cell office:value-type="string" calcext:value-type="string">
            <text:p>p_MAR_ie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kernelNeutral_pressure_and_momflux</text:p>
          </table:table-cell>
          <table:table-cell/>
          <table:table-cell office:value-type="string" calcext:value-type="string">
            <text:p>p_MAR_neut (Xhalf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kernelCreateShardModelOfDensities_And_SetMajorArea</text:p>
          </table:table-cell>
          <table:table-cell/>
          <table:table-cell office:value-type="string" calcext:value-type="string">
            <text:p>shards (pX_target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kernelInferMinorDensitiesFromShardModel</text:p>
          </table:table-cell>
          <table:table-cell/>
          <table:table-cell office:value-type="string" calcext:value-type="string">
            <text:p>pX_target→p_n_mino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<text:span text:style-name="T1">if</text:span><text:span text:style-name="T2"> (runs % 10 == 0)</text:span>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{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<text:span text:style-name="T3">// BACKWARD STEPS: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is something where we need to look over simulation.cpp and write out what’s what, know what we want it to do then apportion i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o to the finish this time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// LEAPFROG: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kernel_Populate_Az_Array_advance_Az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kernel_ResetFrillsAz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<text:span text:style-name="T1">for</text:span><text:span text:style-name="T2"> (iSubstep = 0; iSubstep &lt; SUBCYCLES; iSubstep++)</text:span>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kernelInterpolateVarsAndPositions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kernelGetLap_mino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<text:span text:style-name="T1">if</text:span><text:span text:style-name="T2"> (iSubstep % 2 == 0)  [ switch to and fro src &amp; dest ]</text:span>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kernelPopulateOhmsLaw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kernelUpdateVelocityAndAzdotAndAz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kernelUpdateAz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kernel_ResetFrillsA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08:33:15.2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21:14.688000000</meta:creation-date>
    <meta:editing-duration>PT42M28S</meta:editing-duration>
    <meta:editing-cycles>5</meta:editing-cycles>
    <meta:generator>LibreOffice/5.3.7.2$Windows_X86_64 LibreOffice_project/6b8ed514a9f8b44d37a1b96673cbbdd077e24059</meta:generator>
    <dc:date>2018-11-16T19:32:55.045000000</dc:date>
    <meta:document-statistic meta:table-count="1" meta:cell-count="125" meta:object-count="0"/>
  </office:meta>
</office:document-meta>
</file>